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152cm" svg:stroke-color="#c5000b" draw:marker-start-width="0.659cm" draw:marker-end-width="0.659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9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1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1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2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2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3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3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4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2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2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2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2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2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2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2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2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2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4, 9] to the value 0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50.787cm" svg:y="15.812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19.812cm" svg:y="32.204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8:16:12.187231847</dc:date>
    <dc:creator>elucterio </dc:creator>
    <meta:editing-duration>PT4H17M40S</meta:editing-duration>
    <meta:editing-cycles>45</meta:editing-cycles>
    <meta:generator>LibreOffice/4.2.8.2$Linux_X86_64 LibreOffice_project/420m0$Build-2</meta:generator>
    <meta:document-statistic meta:object-count="100"/>
  </office:meta>
</office:document-meta>
</file>